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5.424cm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5.424cm"/>
        </style:tab-stops>
      </style:paragraph-properties>
      <style:text-properties style:font-name="Arial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5.424cm"/>
        </style:tab-stops>
      </style:paragraph-properties>
      <style:text-properties style:font-name="Arial"/>
    </style:style>
    <style:style style:name="P6" style:family="paragraph" style:parent-style-name="Standard" style:list-style-name="L2">
      <style:paragraph-properties fo:text-align="start" style:justify-single-word="false">
        <style:tab-stops>
          <style:tab-stop style:position="5.424cm"/>
        </style:tab-stops>
      </style:paragraph-properties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é-proposta</text:p>
      <text:p text:style-name="P1"/>
      <text:p text:style-name="P2">Estudo de Caso: </text:p>
      <text:p text:style-name="P1">Portal da Transparência – Governo do Estado do Ceará</text:p>
      <text:p text:style-name="P1"/>
      <text:p text:style-name="P2">Problema Prático:</text:p>
      <text:p text:style-name="P1">Dificuldade de consultar o portal de transparência;</text:p>
      <text:p text:style-name="P1">Dificuldade de manter atualizado o portal de transparência;</text:p>
      <text:p text:style-name="P1"/>
      <text:p text:style-name="P2">Meta:</text:p>
      <text:p text:style-name="P1">Tornar o portal da transparência mais acessível;</text:p>
      <text:p text:style-name="P1"/>
      <text:p text:style-name="P2">Solução Inicial:</text:p>
      <text:p text:style-name="P4">Usar Linked Data (conceitos e ferramentas) juntamente com a metodologia da Karin.</text:p>
      <text:p text:style-name="P4"/>
      <text:p text:style-name="P3">Alguns questionamentos:</text:p>
      <text:list xml:id="list41645871" text:style-name="L1">
        <text:list-item>
          <text:p text:style-name="P5">A metodologia é adequada?</text:p>
        </text:list-item>
        <text:list-item>
          <text:p text:style-name="P5">É preciso definir uma arquitetura e/ou construir ferramentas.</text:p>
        </text:list-item>
        <text:list-item>
          <text:p text:style-name="P5">Dados RDF gerados, porém como manter atualizados?</text:p>
        </text:list-item>
        <text:list-item>
          <text:p text:style-name="P5">Dados Virtuais, como traduzir consultas SPARQL em SQL?</text:p>
        </text:list-item>
        <text:list-item>
          <text:p text:style-name="P5">Como processar consultas distribuídas?</text:p>
        </text:list-item>
        <text:list-item>
          <text:p text:style-name="P5">Qual a interface de consulta ideal?</text:p>
        </text:list-item>
        <text:list-item>
          <text:p text:style-name="P5">Como melhorar a forma do usuário montar suas consultas?</text:p>
        </text:list-item>
      </text:list>
      <text:p text:style-name="P4"/>
      <text:p text:style-name="P3">Possíveis Contribuições:</text:p>
      <text:list xml:id="list41668989" text:style-name="L2">
        <text:list-item>
          <text:p text:style-name="P6">Definição da arquitetura;</text:p>
        </text:list-item>
        <text:list-item>
          <text:p text:style-name="P6">Criação/Melhoria da metodologia;</text:p>
        </text:list-item>
        <text:list-item>
          <text:p text:style-name="P6">Construção de uma Suite de Ferramentas;</text:p>
        </text:list-item>
        <text:list-item>
          <text:p text:style-name="P6">Implementação da Tradução;</text:p>
        </text:list-item>
        <text:list-item>
          <text:p text:style-name="P6">Criação de uma interface de consultas;</text:p>
        </text:list-item>
        <text:list-item>
          <text:p text:style-name="P6">Estratégia para processamento distribuído das consultas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ís Teixeira</meta:initial-creator>
    <meta:creation-date>2011-02-17T15:33:59.26</meta:creation-date>
    <dc:date>2011-02-17T21:57:06.95</dc:date>
    <dc:creator>Luís Teixeira</dc:creator>
    <meta:editing-duration>PT00H11M45S</meta:editing-duration>
    <meta:editing-cycles>6</meta:editing-cycles>
    <meta:generator>BrOffice.org/3.2$Win32 OpenOffice.org_project/320m18$Build-9502</meta:generator>
    <meta:document-statistic meta:table-count="0" meta:image-count="0" meta:object-count="0" meta:page-count="1" meta:paragraph-count="25" meta:word-count="142" meta:character-count="963"/>
  </office:meta>
</office:document-meta>
</file>